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.Type( FileDir f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i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setType( FileDir f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ir.Fil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.isSelected( Resource 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Dir.FileDi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